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aac2" officeooo:paragraph-rsid="001aaac2"/>
    </style:style>
    <style:style style:name="P2" style:family="paragraph" style:parent-style-name="Standard">
      <style:text-properties style:text-underline-style="solid" style:text-underline-width="auto" style:text-underline-color="font-color" officeooo:rsid="001c00a2" officeooo:paragraph-rsid="001c00a2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aac2" officeooo:paragraph-rsid="001aaac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fb29f" officeooo:paragraph-rsid="001fb29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c00a2" officeooo:paragraph-rsid="001c00a2" style:font-weight-asian="bold" style:font-weight-complex="bold"/>
    </style:style>
    <style:style style:name="P7" style:family="paragraph" style:parent-style-name="Standard">
      <style:text-properties officeooo:paragraph-rsid="001aaac2"/>
    </style:style>
    <style:style style:name="P8" style:family="paragraph" style:parent-style-name="Standard">
      <style:text-properties style:text-underline-style="none" officeooo:rsid="001aaac2" officeooo:paragraph-rsid="001aaac2"/>
    </style:style>
    <style:style style:name="P9" style:family="paragraph" style:parent-style-name="Standard">
      <style:text-properties style:text-underline-style="none" officeooo:rsid="001c00a2" officeooo:paragraph-rsid="001c00a2"/>
    </style:style>
    <style:style style:name="P10" style:family="paragraph" style:parent-style-name="Standard">
      <style:text-properties style:text-underline-style="none" fo:font-weight="bold" officeooo:rsid="001aaac2" officeooo:paragraph-rsid="001aaac2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officeooo:rsid="001aaac2" officeooo:paragraph-rsid="001aaac2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210602" officeooo:paragraph-rsid="00210602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210602" officeooo:paragraph-rsid="0022fc55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2198d3" officeooo:paragraph-rsid="002198d3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22fc55" officeooo:paragraph-rsid="0022fc55" style:font-weight-asian="normal" style:font-weight-complex="normal"/>
    </style:style>
    <style:style style:name="P16" style:family="paragraph" style:parent-style-name="Standard">
      <style:text-properties style:text-underline-style="none" officeooo:rsid="001c00a2" officeooo:paragraph-rsid="001c00a2"/>
    </style:style>
    <style:style style:name="P17" style:family="paragraph" style:parent-style-name="Standard">
      <style:text-properties style:text-underline-style="none" fo:font-weight="bold" officeooo:rsid="0020bdf8" officeooo:paragraph-rsid="0020bdf8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210602" officeooo:paragraph-rsid="00210602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198d3" officeooo:paragraph-rsid="002198d3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210602" officeooo:paragraph-rsid="00210602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10602" officeooo:paragraph-rsid="0022fc55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198d3" officeooo:paragraph-rsid="002198d3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2fc55" officeooo:paragraph-rsid="0022fc55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officeooo:rsid="001aaa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9047</text:p>
      <text:p text:style-name="P5">Kailas D S</text:p>
      <text:p text:style-name="P4"/>
      <text:p text:style-name="P4"/>
      <text:p text:style-name="P4"/>
      <text:p text:style-name="P4">PRGM 1</text:p>
      <text:p text:style-name="P1"/>
      <text:p text:style-name="P1">Server</text:p>
      <text:p text:style-name="Standard"/>
      <text:p text:style-name="Standard"/>
      <text:p text:style-name="Standard"># first of all import the socket library</text:p>
      <text:p text:style-name="Standard">import socket<text:tab/><text:tab/><text:tab/></text:p>
      <text:p text:style-name="Standard"/>
      <text:p text:style-name="Standard"># next create a socket object</text:p>
      <text:p text:style-name="Standard">s = socket.socket()<text:tab/><text:tab/></text:p>
      <text:p text:style-name="Standard">print ("Socket successfully created")</text:p>
      <text:p text:style-name="Standard"/>
      <text:p text:style-name="Standard"># reserve a port on your computer in our</text:p>
      <text:p text:style-name="Standard"># case it is 12345 but it can be anything</text:p>
      <text:p text:style-name="Standard">port = 12345<text:tab/><text:tab/><text:tab/></text:p>
      <text:p text:style-name="Standard"/>
      <text:p text:style-name="Standard"># Next bind to the port</text:p>
      <text:p text:style-name="Standard"># we have not typed any ip in the ip field</text:p>
      <text:p text:style-name="Standard"># instead we have inputted an empty string</text:p>
      <text:p text:style-name="Standard"># this makes the server listen to requests</text:p>
      <text:p text:style-name="Standard"># coming from other computers on the network</text:p>
      <text:p text:style-name="Standard">s.bind(('', port))<text:tab/><text:tab/><text:span text:style-name="T1">Server</text:span></text:p>
      <text:p text:style-name="Standard">print ("socket binded to %s" %(port))</text:p>
      <text:p text:style-name="Standard"/>
      <text:p text:style-name="Standard"># put the socket into listening mode</text:p>
      <text:p text:style-name="Standard">s.listen(5)<text:tab/></text:p>
      <text:p text:style-name="Standard">print ("socket is listening")<text:tab/><text:tab/></text:p>
      <text:p text:style-name="Standard"/>
      <text:p text:style-name="Standard"># a forever loop until we interrupt it or</text:p>
      <text:p text:style-name="Standard"># an error occurs</text:p>
      <text:p text:style-name="Standard">while True:</text:p>
      <text:p text:style-name="Standard"/>
      <text:p text:style-name="Standard"># Establish connection with client.</text:p>
      <text:p text:style-name="Standard"><text:tab/>c, addr = s.accept()<text:tab/></text:p>
      <text:p text:style-name="Standard"><text:tab/>print ('Got connection from', addr )</text:p>
      <text:p text:style-name="Standard"/>
      <text:p text:style-name="Standard"># send a thank you message to the client. encoding to send byte type.</text:p>
      <text:p text:style-name="Standard"><text:tab/>c.send('Thank you for connecting'.encode())</text:p>
      <text:p text:style-name="Standard"/>
      <text:p text:style-name="Standard"># Close the connection with the client</text:p>
      <text:p text:style-name="Standard"><text:tab/>c.close()</text:p>
      <text:p text:style-name="Standard"/>
      <text:p text:style-name="Standard"># Breaking once connection closed</text:p>
      <text:p text:style-name="Standard"><text:tab/>break</text:p>
      <text:p text:style-name="Standard"><text:tab/></text:p>
      <text:p text:style-name="Standard"/>
      <text:p text:style-name="Standard"/>
      <text:p text:style-name="P1"><text:soft-page-break/>Client</text:p>
      <text:p text:style-name="P1"/>
      <text:p text:style-name="P1"/>
      <text:p text:style-name="P7"># Import socket module</text:p>
      <text:p text:style-name="Standard">import socket<text:tab/><text:tab/><text:tab/></text:p>
      <text:p text:style-name="Standard"/>
      <text:p text:style-name="Standard"># Create a socket object</text:p>
      <text:p text:style-name="Standard">s = socket.socket()<text:tab/><text:tab/></text:p>
      <text:p text:style-name="Standard"/>
      <text:p text:style-name="Standard"># Define the port on which you want to connect</text:p>
      <text:p text:style-name="Standard">port = 12345<text:tab/><text:tab/><text:tab/></text:p>
      <text:p text:style-name="Standard"/>
      <text:p text:style-name="Standard"># connect to the server on local computer</text:p>
      <text:p text:style-name="Standard">s.connect(('192.168.10.124', port))</text:p>
      <text:p text:style-name="Standard"/>
      <text:p text:style-name="Standard"># receive data from the server and decoding to get the string.</text:p>
      <text:p text:style-name="Standard">print (s.recv(1024).decode())</text:p>
      <text:p text:style-name="Standard"># close the connection</text:p>
      <text:p text:style-name="Standard">s.close()<text:tab/></text:p>
      <text:p text:style-name="Standard"><text:tab/></text:p>
      <text:p text:style-name="Standard"/>
      <text:p text:style-name="Standard"/>
      <text:p text:style-name="P1">Output</text:p>
      <text:p text:style-name="Standard"/>
      <text:p text:style-name="Standard">Socket successfully created</text:p>
      <text:p text:style-name="Standard">socket binded to 12345</text:p>
      <text:p text:style-name="Standard">socket is listening</text:p>
      <text:p text:style-name="Standard">Got connection from ('192.168.10.124', 49364)</text:p>
      <text:p text:style-name="Standard"/>
      <text:p text:style-name="Standard"/>
      <text:p text:style-name="Standard">Thank you for connecting</text:p>
      <text:p text:style-name="Standard"/>
      <text:p text:style-name="Standard"/>
      <text:p text:style-name="Standard"/>
      <text:p text:style-name="Standard"/>
      <text:p text:style-name="P3"/>
      <text:p text:style-name="P4">PRGM 2</text:p>
      <text:p text:style-name="Standard"/>
      <text:p text:style-name="P1">Server</text:p>
      <text:p text:style-name="P1"/>
      <text:p text:style-name="P1"/>
      <text:p text:style-name="Standard">#!usr/bin/python</text:p>
      <text:p text:style-name="Standard"/>
      <text:p text:style-name="Standard">import socket</text:p>
      <text:p text:style-name="Standard"/>
      <text:p text:style-name="Standard">sock = socket.socket(socket.AF_INET,socket.SOCK_DGRAM) <text:s text:c="5"/># For UDP</text:p>
      <text:p text:style-name="Standard"/>
      <text:p text:style-name="Standard">udp_host = socket.gethostname()<text:tab/><text:tab/> <text:s text:c="7"/># Host IP</text:p>
      <text:p text:style-name="Standard">udp_port = 12345<text:tab/><text:tab/><text:tab/> <text:s text:c="15"/># specified port to connect</text:p>
      <text:p text:style-name="Standard"/>
      <text:p text:style-name="Standard">#print type(sock) ============&gt; 'type' can be used to see type </text:p>
      <text:p text:style-name="Standard"><text:tab/><text:tab/><text:tab/><text:tab/># of any variable ('sock' here)</text:p>
      <text:p text:style-name="Standard"><text:soft-page-break/></text:p>
      <text:p text:style-name="Standard">sock.bind(('',udp_port))</text:p>
      <text:p text:style-name="Standard"/>
      <text:p text:style-name="Standard">while True:</text:p>
      <text:p text:style-name="Standard"><text:tab/>print "Waiting for client..."</text:p>
      <text:p text:style-name="Standard"><text:tab/>data,addr = sock.recvfrom(1024)<text:tab/> <text:s text:c="7"/>#receive data from client</text:p>
      <text:p text:style-name="Standard"><text:tab/>print "Received Messages:",data," from",addr</text:p>
      <text:p text:style-name="Standard"/>
      <text:p text:style-name="Standard"/>
      <text:p text:style-name="Standard"/>
      <text:p text:style-name="P1">Client</text:p>
      <text:p text:style-name="Standard"/>
      <text:p text:style-name="Standard">#!usr/bin/python</text:p>
      <text:p text:style-name="Standard"/>
      <text:p text:style-name="Standard">import socket</text:p>
      <text:p text:style-name="Standard"/>
      <text:p text:style-name="Standard">sock = socket.socket(socket.AF_INET,socket.SOCK_DGRAM) <text:s text:c="5"/># For UDP</text:p>
      <text:p text:style-name="Standard"/>
      <text:p text:style-name="Standard">udp_host = '192.168.10.124'<text:tab/><text:tab/># Host IP</text:p>
      <text:p text:style-name="Standard">udp_port = 12345<text:tab/><text:tab/><text:tab/> <text:s text:c="7"/># specified port to connect</text:p>
      <text:p text:style-name="Standard"/>
      <text:p text:style-name="Standard">msg = "Hello Python!"</text:p>
      <text:p text:style-name="Standard">print "UDP target IP:", udp_host </text:p>
      <text:p text:style-name="Standard">print "UDP target Port:", udp_port</text:p>
      <text:p text:style-name="Standard"/>
      <text:p text:style-name="Standard">sock.sendto(msg,(udp_host,udp_port))<text:tab/><text:tab/># Sending message to UDP server</text:p>
      <text:p text:style-name="Standard"/>
      <text:p text:style-name="Standard"/>
      <text:p text:style-name="Standard"/>
      <text:p text:style-name="P1">Output</text:p>
      <text:p text:style-name="Standard"/>
      <text:p text:style-name="Standard">Waiting for client...</text:p>
      <text:p text:style-name="Standard">Received Messages: Hello Python! <text:s/>From ('192.168.10.124', 33434)</text:p>
      <text:p text:style-name="Standard"/>
      <text:p text:style-name="Standard">UDP target IP: 192.168.10.124</text:p>
      <text:p text:style-name="Standard">UDP target Port: 12345</text:p>
      <text:p text:style-name="Standard"/>
      <text:p text:style-name="Standard"/>
      <text:p text:style-name="Standard"/>
      <text:p text:style-name="P4">PRGM 3</text:p>
      <text:p text:style-name="P1"/>
      <text:p text:style-name="P1">Server</text:p>
      <text:p text:style-name="P1"/>
      <text:p text:style-name="P8"># first of all import the socket library</text:p>
      <text:p text:style-name="P8">import socket<text:tab/><text:tab/><text:tab/></text:p>
      <text:p text:style-name="P8"/>
      <text:p text:style-name="P8"># next create a socket object</text:p>
      <text:p text:style-name="P8">s = socket.socket()<text:tab/><text:tab/></text:p>
      <text:p text:style-name="P8">print ("Socket successfully created")</text:p>
      <text:p text:style-name="P8"/>
      <text:p text:style-name="P8"># reserve a port on your computer in our</text:p>
      <text:p text:style-name="P8"># case it is 12345 but it can be anything</text:p>
      <text:p text:style-name="P8"><text:soft-page-break/>port = 12345<text:tab/><text:tab/><text:tab/></text:p>
      <text:p text:style-name="P8"/>
      <text:p text:style-name="P8"># Next bind to the port</text:p>
      <text:p text:style-name="P8"># we have not typed any ip in the ip field</text:p>
      <text:p text:style-name="P8"># instead we have inputted an empty string</text:p>
      <text:p text:style-name="P8"># this makes the server listen to requests</text:p>
      <text:p text:style-name="P8"># coming from other computers on the network</text:p>
      <text:p text:style-name="P8">s.bind(('', port))<text:tab/><text:tab/></text:p>
      <text:p text:style-name="P8">print ("socket binded to %s" %(port))</text:p>
      <text:p text:style-name="P8"/>
      <text:p text:style-name="P8"># put the socket into listening mode</text:p>
      <text:p text:style-name="P8">s.listen(5)<text:tab/></text:p>
      <text:p text:style-name="P8">print ("socket is listening")<text:tab/><text:tab/></text:p>
      <text:p text:style-name="P8"/>
      <text:p text:style-name="P8"># a forever loop until we interrupt it or</text:p>
      <text:p text:style-name="P8"># an error occurs</text:p>
      <text:p text:style-name="P8">c, addr = s.accept()</text:p>
      <text:p text:style-name="P8">print ('Got connection from', addr )</text:p>
      <text:p text:style-name="P8">while True:</text:p>
      <text:p text:style-name="P8"/>
      <text:p text:style-name="P8"># Establish connection with client.</text:p>
      <text:p text:style-name="P8"><text:tab/>num = c.recv(1024).decode()</text:p>
      <text:p text:style-name="P8"><text:tab/>if(num=='q'):</text:p>
      <text:p text:style-name="P8"><text:tab/><text:tab/>break</text:p>
      <text:p text:style-name="P8"><text:tab/>num = int(num)</text:p>
      <text:p text:style-name="P8"><text:tab/>if(num%2==0):</text:p>
      <text:p text:style-name="P8"><text:tab/><text:tab/>print(num, 'is an Even number')</text:p>
      <text:p text:style-name="P8"><text:tab/><text:tab/>c.send('Even number'.encode())</text:p>
      <text:p text:style-name="P8"><text:tab/>else:</text:p>
      <text:p text:style-name="P8"><text:tab/><text:tab/>print(num, 'is an Odd number')</text:p>
      <text:p text:style-name="P8"><text:tab/><text:tab/>c.send('Odd number'.encode())</text:p>
      <text:p text:style-name="P8"/>
      <text:p text:style-name="P8"># Close the connection with the client</text:p>
      <text:p text:style-name="P8">c.close()</text:p>
      <text:p text:style-name="P8"/>
      <text:p text:style-name="P8"># Breaking once connection closed</text:p>
      <text:p text:style-name="P8"><text:tab/></text:p>
      <text:p text:style-name="P8"><text:tab/></text:p>
      <text:p text:style-name="P8"/>
      <text:p text:style-name="P1">Client</text:p>
      <text:p text:style-name="P1"/>
      <text:p text:style-name="P8"># Import socket module</text:p>
      <text:p text:style-name="P8">import socket<text:tab/><text:tab/><text:tab/></text:p>
      <text:p text:style-name="P8"/>
      <text:p text:style-name="P8"># Create a socket object</text:p>
      <text:p text:style-name="P8">s = socket.socket()<text:tab/><text:tab/></text:p>
      <text:p text:style-name="P8"/>
      <text:p text:style-name="P8"># Define the port on which you want to connect</text:p>
      <text:p text:style-name="P8">port = 12345<text:tab/><text:tab/><text:tab/></text:p>
      <text:p text:style-name="P8">connecting = True</text:p>
      <text:p text:style-name="P8"># connect to the server on local computer</text:p>
      <text:p text:style-name="P8">s.connect(('192.168.10.124', port))</text:p>
      <text:p text:style-name="P8"><text:soft-page-break/>while(connecting):</text:p>
      <text:p text:style-name="P8"><text:tab/></text:p>
      <text:p text:style-name="P8"><text:tab/></text:p>
      <text:p text:style-name="P8"><text:tab/># receive data from the server and decoding to get the string.</text:p>
      <text:p text:style-name="P8"/>
      <text:p text:style-name="P8"><text:tab/>num = str(input('Input a number(enter q to quit) '))</text:p>
      <text:p text:style-name="P8"><text:tab/>if(num=='q'):</text:p>
      <text:p text:style-name="P8"><text:tab/><text:tab/>connecting = False</text:p>
      <text:p text:style-name="P8"><text:tab/>s.send(num.encode())</text:p>
      <text:p text:style-name="P8"><text:tab/>print s.recv(1024).decode()</text:p>
      <text:p text:style-name="P8"><text:tab/># close the connection</text:p>
      <text:p text:style-name="P8">s.close()<text:tab/></text:p>
      <text:p text:style-name="P8"><text:tab/></text:p>
      <text:p text:style-name="P8"/>
      <text:p text:style-name="P8"/>
      <text:p text:style-name="P1">Output</text:p>
      <text:p text:style-name="P1"/>
      <text:p text:style-name="P8">Socket successfully created</text:p>
      <text:p text:style-name="P8">socket binded to 12345</text:p>
      <text:p text:style-name="P8">socket is listening</text:p>
      <text:p text:style-name="P8">('Got connection from', ('192.168.10.124', 44650))</text:p>
      <text:p text:style-name="P8">(3, 'is an Odd number')</text:p>
      <text:p text:style-name="P8">(4, 'is an Even number')</text:p>
      <text:p text:style-name="P1"/>
      <text:p text:style-name="P1"/>
      <text:p text:style-name="P8">Input a number(enter q to quit) 3</text:p>
      <text:p text:style-name="P8">Odd number</text:p>
      <text:p text:style-name="P8">Input a number(enter q to quit) 4</text:p>
      <text:p text:style-name="P8">Even number</text:p>
      <text:p text:style-name="P8"/>
      <text:p text:style-name="P10"/>
      <text:p text:style-name="P4">PRGM 4</text:p>
      <text:p text:style-name="P1"/>
      <text:p text:style-name="P8"/>
      <text:p text:style-name="P1">Server</text:p>
      <text:p text:style-name="P1"/>
      <text:p text:style-name="P8"># Python program to implement server side of chat room.</text:p>
      <text:p text:style-name="P8">import socket</text:p>
      <text:p text:style-name="P8">import select</text:p>
      <text:p text:style-name="P8">import sys</text:p>
      <text:p text:style-name="P8">'''Replace "thread" with "_thread" for python 3'''</text:p>
      <text:p text:style-name="P8">from thread import *</text:p>
      <text:p text:style-name="P8"/>
      <text:p text:style-name="P8">"""The first argument AF_INET is the address domain of the</text:p>
      <text:p text:style-name="P8">socket. This is used when we have an Internet Domain with</text:p>
      <text:p text:style-name="P8">any two hosts The second argument is the type of socket.</text:p>
      <text:p text:style-name="P8">SOCK_STREAM means that data or characters are read in</text:p>
      <text:p text:style-name="P8">a continuous flow."""</text:p>
      <text:p text:style-name="P8">server = socket.socket(socket.AF_INET, socket.SOCK_STREAM)</text:p>
      <text:p text:style-name="P8">server.setsockopt(socket.SOL_SOCKET, socket.SO_REUSEADDR, 1)</text:p>
      <text:p text:style-name="P8"/>
      <text:p text:style-name="P8"># checks whether sufficient arguments have been provided</text:p>
      <text:p text:style-name="P8"><text:soft-page-break/>if len(sys.argv) != 3:</text:p>
      <text:p text:style-name="P8"><text:tab/>print ("Correct usage: script, IP address, port number")</text:p>
      <text:p text:style-name="P8"><text:tab/>exit()</text:p>
      <text:p text:style-name="P8"/>
      <text:p text:style-name="P8"># takes the first argument from command prompt as IP address</text:p>
      <text:p text:style-name="P8">IP_address = str(sys.argv[1])</text:p>
      <text:p text:style-name="P8"/>
      <text:p text:style-name="P8"># takes second argument from command prompt as port number</text:p>
      <text:p text:style-name="P8">Port = int(sys.argv[2])</text:p>
      <text:p text:style-name="P8"/>
      <text:p text:style-name="P8">"""</text:p>
      <text:p text:style-name="P8">binds the server to an entered IP address and at the</text:p>
      <text:p text:style-name="P8">specified port number.</text:p>
      <text:p text:style-name="P8">The client must be aware of these parameters</text:p>
      <text:p text:style-name="P8">"""</text:p>
      <text:p text:style-name="P8">server.bind((IP_address, Port))</text:p>
      <text:p text:style-name="P8"/>
      <text:p text:style-name="P8">"""</text:p>
      <text:p text:style-name="P8">listens for 100 active connections. This number can be</text:p>
      <text:p text:style-name="P8">increased as per convenience.</text:p>
      <text:p text:style-name="P8">"""</text:p>
      <text:p text:style-name="P8">server.listen(100)</text:p>
      <text:p text:style-name="P8"/>
      <text:p text:style-name="P8">list_of_clients = []</text:p>
      <text:p text:style-name="P8"/>
      <text:p text:style-name="P8">def clientthread(conn, addr):</text:p>
      <text:p text:style-name="P8"/>
      <text:p text:style-name="P8"><text:tab/># sends a message to the client whose user object is conn</text:p>
      <text:p text:style-name="P8"><text:tab/>conn.send("Welcome to this chatroom!")</text:p>
      <text:p text:style-name="P8"><text:tab/>while True:</text:p>
      <text:p text:style-name="P8"><text:tab/><text:tab/><text:tab/>try:</text:p>
      <text:p text:style-name="P8"><text:tab/><text:tab/><text:tab/><text:tab/>message = conn.recv(2048)</text:p>
      <text:p text:style-name="P8"><text:tab/><text:tab/><text:tab/><text:tab/>if message:</text:p>
      <text:p text:style-name="P8"/>
      <text:p text:style-name="P8"><text:tab/><text:tab/><text:tab/><text:tab/><text:tab/>"""prints the message and address of the</text:p>
      <text:p text:style-name="P8"><text:tab/><text:tab/><text:tab/><text:tab/><text:tab/>user who just sent the message on the server</text:p>
      <text:p text:style-name="P8"><text:tab/><text:tab/><text:tab/><text:tab/><text:tab/>terminal"""</text:p>
      <text:p text:style-name="P8"><text:tab/><text:tab/><text:tab/><text:tab/><text:tab/>print ("&lt;" + addr[0] + "&gt; " + message)</text:p>
      <text:p text:style-name="P8"/>
      <text:p text:style-name="P8"><text:tab/><text:tab/><text:tab/><text:tab/><text:tab/># Calls broadcast function to send message to all</text:p>
      <text:p text:style-name="P8"><text:tab/><text:tab/><text:tab/><text:tab/><text:tab/>message_to_send = "&lt;" + addr[0] + "&gt; " + message</text:p>
      <text:p text:style-name="P8"><text:tab/><text:tab/><text:tab/><text:tab/><text:tab/>broadcast(message_to_send, conn)</text:p>
      <text:p text:style-name="P8"/>
      <text:p text:style-name="P8"><text:tab/><text:tab/><text:tab/><text:tab/>else:</text:p>
      <text:p text:style-name="P8"><text:tab/><text:tab/><text:tab/><text:tab/><text:tab/>"""message may have no content if the connection</text:p>
      <text:p text:style-name="P8"><text:tab/><text:tab/><text:tab/><text:tab/><text:tab/>is broken, in this case we remove the connection"""</text:p>
      <text:p text:style-name="P8"><text:tab/><text:tab/><text:tab/><text:tab/><text:tab/>remove(conn)</text:p>
      <text:p text:style-name="P8"/>
      <text:p text:style-name="P8"><text:tab/><text:tab/><text:tab/>except:</text:p>
      <text:p text:style-name="P8"><text:tab/><text:tab/><text:tab/><text:tab/>continue</text:p>
      <text:p text:style-name="P8"/>
      <text:p text:style-name="P8">"""Using the below function, we broadcast the message to all</text:p>
      <text:p text:style-name="P8"><text:soft-page-break/>clients who's object is not the same as the one sending</text:p>
      <text:p text:style-name="P8">the message """</text:p>
      <text:p text:style-name="P8">def broadcast(message, connection):</text:p>
      <text:p text:style-name="P8"><text:tab/>for clients in list_of_clients:</text:p>
      <text:p text:style-name="P8"><text:tab/><text:tab/>if clients!=connection:</text:p>
      <text:p text:style-name="P8"><text:tab/><text:tab/><text:tab/>try:</text:p>
      <text:p text:style-name="P8"><text:tab/><text:tab/><text:tab/><text:tab/>clients.send(message)</text:p>
      <text:p text:style-name="P8"><text:tab/><text:tab/><text:tab/>except:</text:p>
      <text:p text:style-name="P8"><text:tab/><text:tab/><text:tab/><text:tab/>clients.close()</text:p>
      <text:p text:style-name="P8"/>
      <text:p text:style-name="P8"><text:tab/><text:tab/><text:tab/><text:tab/># if the link is broken, we remove the client</text:p>
      <text:p text:style-name="P8"><text:tab/><text:tab/><text:tab/><text:tab/>remove(clients)</text:p>
      <text:p text:style-name="P8"/>
      <text:p text:style-name="P8">"""The following function simply removes the object</text:p>
      <text:p text:style-name="P8">from the list that was created at the beginning of</text:p>
      <text:p text:style-name="P8">the program"""</text:p>
      <text:p text:style-name="P8">def remove(connection):</text:p>
      <text:p text:style-name="P8"><text:tab/>if connection in list_of_clients:</text:p>
      <text:p text:style-name="P8"><text:tab/><text:tab/>list_of_clients.remove(connection)</text:p>
      <text:p text:style-name="P8"/>
      <text:p text:style-name="P8">while True:</text:p>
      <text:p text:style-name="P8"/>
      <text:p text:style-name="P8"><text:tab/>"""Accepts a connection request and stores two parameters,</text:p>
      <text:p text:style-name="P8"><text:tab/>conn which is a socket object for that user, and addr</text:p>
      <text:p text:style-name="P8"><text:tab/>which contains the IP address of the client that just</text:p>
      <text:p text:style-name="P8"><text:tab/>connected"""</text:p>
      <text:p text:style-name="P8"><text:tab/>conn, addr = server.accept()</text:p>
      <text:p text:style-name="P8"/>
      <text:p text:style-name="P8"><text:tab/>"""Maintains a list of clients for ease of broadcasting</text:p>
      <text:p text:style-name="P8"><text:tab/>a message to all available people in the chatroom"""</text:p>
      <text:p text:style-name="P8"><text:tab/>list_of_clients.append(conn)</text:p>
      <text:p text:style-name="P8"/>
      <text:p text:style-name="P8"><text:tab/># prints the address of the user that just connected</text:p>
      <text:p text:style-name="P8"><text:tab/>print (addr[0] + " connected")</text:p>
      <text:p text:style-name="P8"/>
      <text:p text:style-name="P8"><text:tab/># creates and individual thread for every user</text:p>
      <text:p text:style-name="P8"><text:tab/># that connects</text:p>
      <text:p text:style-name="P8"><text:tab/>start_new_thread(clientthread,(conn,addr))<text:tab/></text:p>
      <text:p text:style-name="P8"/>
      <text:p text:style-name="P8">conn.close()</text:p>
      <text:p text:style-name="P8">server.close()</text:p>
      <text:p text:style-name="P8"/>
      <text:p text:style-name="P8"/>
      <text:p text:style-name="P8"/>
      <text:p text:style-name="P8"/>
      <text:p text:style-name="P1">client</text:p>
      <text:p text:style-name="P8"/>
      <text:p text:style-name="P8"># Python program to implement client side of chat room.</text:p>
      <text:p text:style-name="P8">import socket</text:p>
      <text:p text:style-name="P8">import select</text:p>
      <text:p text:style-name="P8">import sys</text:p>
      <text:p text:style-name="P8"/>
      <text:p text:style-name="P8"><text:soft-page-break/>server = socket.socket(socket.AF_INET, socket.SOCK_STREAM)</text:p>
      <text:p text:style-name="P8">if len(sys.argv) != 3:</text:p>
      <text:p text:style-name="P8"><text:tab/>print ("Correct usage: script, IP address, port number")</text:p>
      <text:p text:style-name="P8"><text:tab/>exit()</text:p>
      <text:p text:style-name="P8">IP_address = str(sys.argv[1])</text:p>
      <text:p text:style-name="P8">Port = int(sys.argv[2])</text:p>
      <text:p text:style-name="P8">server.connect((IP_address, Port))</text:p>
      <text:p text:style-name="P8"/>
      <text:p text:style-name="P8">while True:</text:p>
      <text:p text:style-name="P8"/>
      <text:p text:style-name="P8"><text:tab/># maintains a list of possible input streams</text:p>
      <text:p text:style-name="P8"><text:tab/>sockets_list = [sys.stdin, server]</text:p>
      <text:p text:style-name="P8"/>
      <text:p text:style-name="P8"><text:tab/>""" There are two possible input situations. Either the</text:p>
      <text:p text:style-name="P8"><text:tab/>user wants to give manual input to send to other people,</text:p>
      <text:p text:style-name="P8"><text:tab/>or the server is sending a message to be printed on the</text:p>
      <text:p text:style-name="P8"><text:tab/>screen. Select returns from sockets_list, the stream that</text:p>
      <text:p text:style-name="P8"><text:tab/>is reader for input. So for example, if the server wants</text:p>
      <text:p text:style-name="P8"><text:tab/>to send a message, then the if condition will hold true</text:p>
      <text:p text:style-name="P8"><text:tab/>below.If the user wants to send a message, the else</text:p>
      <text:p text:style-name="P8"><text:tab/>condition will evaluate as true"""</text:p>
      <text:p text:style-name="P8"><text:tab/>read_sockets,write_socket, error_socket = select.select(sockets_list,[],[])</text:p>
      <text:p text:style-name="P8"/>
      <text:p text:style-name="P8"><text:tab/>for socks in read_sockets:</text:p>
      <text:p text:style-name="P8"><text:tab/><text:tab/>if socks == server:</text:p>
      <text:p text:style-name="P8"><text:tab/><text:tab/><text:tab/>message = socks.recv(2048)</text:p>
      <text:p text:style-name="P8"><text:tab/><text:tab/><text:tab/>print (message)</text:p>
      <text:p text:style-name="P8"><text:tab/><text:tab/>else:</text:p>
      <text:p text:style-name="P8"><text:tab/><text:tab/><text:tab/>message = sys.stdin.readline()</text:p>
      <text:p text:style-name="P8"><text:tab/><text:tab/><text:tab/>server.send(message)</text:p>
      <text:p text:style-name="P8"><text:tab/><text:tab/><text:tab/>sys.stdout.write("&lt;You&gt;")</text:p>
      <text:p text:style-name="P8"><text:tab/><text:tab/><text:tab/>sys.stdout.write(message)</text:p>
      <text:p text:style-name="P8"><text:tab/><text:tab/><text:tab/>sys.stdout.flush()</text:p>
      <text:p text:style-name="P8">server.close()</text:p>
      <text:p text:style-name="P8"/>
      <text:p text:style-name="P8"/>
      <text:p text:style-name="P8"/>
      <text:p text:style-name="P8"/>
      <text:p text:style-name="P8"/>
      <text:p text:style-name="P1">Output</text:p>
      <text:p text:style-name="P8"/>
      <text:p text:style-name="P8">192.168.10.124 connected</text:p>
      <text:p text:style-name="P8">192.168.10.124 connected</text:p>
      <text:p text:style-name="P8">&lt;192.168.10.124&gt; hello</text:p>
      <text:p text:style-name="P8"/>
      <text:p text:style-name="P8">&lt;192.168.10.124&gt; hii</text:p>
      <text:p text:style-name="P8"/>
      <text:p text:style-name="P8">&lt;192.168.10.124&gt; how are you</text:p>
      <text:p text:style-name="P8"/>
      <text:p text:style-name="P8">&lt;192.168.10.124&gt; i am fine</text:p>
      <text:p text:style-name="P8"/>
      <text:p text:style-name="P8"/>
      <text:p text:style-name="P8"><text:soft-page-break/></text:p>
      <text:p text:style-name="P8">Welcome to this chatroom!</text:p>
      <text:p text:style-name="P8">hello</text:p>
      <text:p text:style-name="P8">&lt;You&gt;hello</text:p>
      <text:p text:style-name="P8">&lt;192.168.10.124&gt; hii</text:p>
      <text:p text:style-name="P8"/>
      <text:p text:style-name="P8">how are you</text:p>
      <text:p text:style-name="P8">&lt;You&gt;how are you</text:p>
      <text:p text:style-name="P8">&lt;192.168.10.124&gt; i am fine</text:p>
      <text:p text:style-name="P8"/>
      <text:p text:style-name="P8"/>
      <text:p text:style-name="P8">Welcome to this chatroom!</text:p>
      <text:p text:style-name="P8">&lt;192.168.10.124&gt; hello</text:p>
      <text:p text:style-name="P8"/>
      <text:p text:style-name="P8">hii</text:p>
      <text:p text:style-name="P8">&lt;You&gt;hii</text:p>
      <text:p text:style-name="P8">&lt;192.168.10.124&gt; how are you</text:p>
      <text:p text:style-name="P8"/>
      <text:p text:style-name="P8">i am fine</text:p>
      <text:p text:style-name="P8">&lt;You&gt;i am fine</text:p>
      <text:p text:style-name="P8"/>
      <text:p text:style-name="P8"/>
      <text:p text:style-name="P10"/>
      <text:p text:style-name="P6">PRGM 5</text:p>
      <text:p text:style-name="P2"/>
      <text:p text:style-name="P2">Server</text:p>
      <text:p text:style-name="P2"/>
      <text:p text:style-name="P2"/>
      <text:p text:style-name="P9"># First of all import the socket library</text:p>
      <text:p text:style-name="P9">import socket</text:p>
      <text:p text:style-name="P9"/>
      <text:p text:style-name="P9"/>
      <text:p text:style-name="P9">def xor(a, b):</text:p>
      <text:p text:style-name="P9"/>
      <text:p text:style-name="P9"><text:tab/># initialize result</text:p>
      <text:p text:style-name="P9"><text:tab/>result = []</text:p>
      <text:p text:style-name="P9"/>
      <text:p text:style-name="P9"><text:tab/># Traverse all bits, if bits are</text:p>
      <text:p text:style-name="P9"><text:tab/># same, then XOR is 0, else 1</text:p>
      <text:p text:style-name="P9"><text:tab/>for i in range(1, len(b)):</text:p>
      <text:p text:style-name="P9"><text:tab/><text:tab/>if a[i] == b[i]:</text:p>
      <text:p text:style-name="P9"><text:tab/><text:tab/><text:tab/>result.append('0')</text:p>
      <text:p text:style-name="P9"><text:tab/><text:tab/>else:</text:p>
      <text:p text:style-name="P9"><text:tab/><text:tab/><text:tab/>result.append('1')</text:p>
      <text:p text:style-name="P9"/>
      <text:p text:style-name="P9"><text:tab/>return ''.join(result)</text:p>
      <text:p text:style-name="P9"/>
      <text:p text:style-name="P9"/>
      <text:p text:style-name="P9"># Performs Modulo-2 division</text:p>
      <text:p text:style-name="P9">def mod2div(divident, divisor):</text:p>
      <text:p text:style-name="P9"/>
      <text:p text:style-name="P9"><text:tab/># Number of bits to be XORed at a time.</text:p>
      <text:p text:style-name="P9"><text:soft-page-break/><text:tab/>pick = len(divisor)</text:p>
      <text:p text:style-name="P9"/>
      <text:p text:style-name="P9"><text:tab/># Slicing the divident to appropriate</text:p>
      <text:p text:style-name="P9"><text:tab/># length for particular step</text:p>
      <text:p text:style-name="P9"><text:tab/>tmp = divident[0: pick]</text:p>
      <text:p text:style-name="P9"/>
      <text:p text:style-name="P9"><text:tab/>while pick &lt; len(divident):</text:p>
      <text:p text:style-name="P9"/>
      <text:p text:style-name="P9"><text:tab/><text:tab/>if tmp[0] == '1':</text:p>
      <text:p text:style-name="P9"/>
      <text:p text:style-name="P9"><text:tab/><text:tab/><text:tab/># replace the divident by the result</text:p>
      <text:p text:style-name="P9"><text:tab/><text:tab/><text:tab/># of XOR and pull 1 bit down</text:p>
      <text:p text:style-name="P9"><text:tab/><text:tab/><text:tab/>tmp = xor(divisor, tmp) + divident[pick]</text:p>
      <text:p text:style-name="P9"/>
      <text:p text:style-name="P9"><text:tab/><text:tab/>else: # If leftmost bit is '0'</text:p>
      <text:p text:style-name="P9"><text:tab/><text:tab/><text:tab/># If the leftmost bit of the dividend (or the</text:p>
      <text:p text:style-name="P9"><text:tab/><text:tab/><text:tab/># part used in each step) is 0, the step cannot</text:p>
      <text:p text:style-name="P9"><text:tab/><text:tab/><text:tab/># use the regular divisor; we need to use an</text:p>
      <text:p text:style-name="P9"><text:tab/><text:tab/><text:tab/># all-0s divisor.</text:p>
      <text:p text:style-name="P9"><text:tab/><text:tab/><text:tab/>tmp = xor('0'*pick, tmp) + divident[pick]</text:p>
      <text:p text:style-name="P9"/>
      <text:p text:style-name="P9"><text:tab/><text:tab/># increment pick to move further</text:p>
      <text:p text:style-name="P9"><text:tab/><text:tab/>pick += 1</text:p>
      <text:p text:style-name="P9"/>
      <text:p text:style-name="P9"><text:tab/># For the last n bits, we have to carry it out</text:p>
      <text:p text:style-name="P9"><text:tab/># normally as increased value of pick will cause</text:p>
      <text:p text:style-name="P9"><text:tab/># Index Out of Bounds.</text:p>
      <text:p text:style-name="P9"><text:tab/>if tmp[0] == '1':</text:p>
      <text:p text:style-name="P9"><text:tab/><text:tab/>tmp = xor(divisor, tmp)</text:p>
      <text:p text:style-name="P9"><text:tab/>else:</text:p>
      <text:p text:style-name="P9"><text:tab/><text:tab/>tmp = xor('0'*pick, tmp)</text:p>
      <text:p text:style-name="P9"/>
      <text:p text:style-name="P9"><text:tab/>checkword = tmp</text:p>
      <text:p text:style-name="P9"><text:tab/>return checkword</text:p>
      <text:p text:style-name="P9"/>
      <text:p text:style-name="P9"># Function used at the receiver side to decode</text:p>
      <text:p text:style-name="P9"># data received by sender</text:p>
      <text:p text:style-name="P9"/>
      <text:p text:style-name="P9"/>
      <text:p text:style-name="P9">def decodeData(data, key):</text:p>
      <text:p text:style-name="P9"/>
      <text:p text:style-name="P9"><text:tab/>l_key = len(key)</text:p>
      <text:p text:style-name="P9"/>
      <text:p text:style-name="P9"><text:tab/># Appends n-1 zeroes at end of data</text:p>
      <text:p text:style-name="P9"><text:tab/>appended_data = data.decode() + '0'*(l_key-1)</text:p>
      <text:p text:style-name="P9"><text:tab/>remainder = mod2div(appended_data, key)</text:p>
      <text:p text:style-name="P9"/>
      <text:p text:style-name="P9"><text:tab/>return remainder</text:p>
      <text:p text:style-name="P9"/>
      <text:p text:style-name="P9"/>
      <text:p text:style-name="P9"># Creating Socket</text:p>
      <text:p text:style-name="P9">s = socket.socket()# Import socket module</text:p>
      <text:p text:style-name="P9"><text:soft-page-break/>import socket<text:tab/><text:tab/></text:p>
      <text:p text:style-name="P9"/>
      <text:p text:style-name="P9">def xor(a, b):</text:p>
      <text:p text:style-name="P9"/>
      <text:p text:style-name="P9"><text:tab/># initialize result</text:p>
      <text:p text:style-name="P9"><text:tab/>result = []</text:p>
      <text:p text:style-name="P9"/>
      <text:p text:style-name="P9"><text:tab/># Traverse all bits, if bits are</text:p>
      <text:p text:style-name="P9"><text:tab/># same, then XOR is 0, else 1</text:p>
      <text:p text:style-name="P9"><text:tab/>for i in range(1, len(b)):</text:p>
      <text:p text:style-name="P9"><text:tab/><text:tab/>if a[i] == b[i]:</text:p>
      <text:p text:style-name="P9"><text:tab/><text:tab/><text:tab/>result.append('0')</text:p>
      <text:p text:style-name="P9"><text:tab/><text:tab/>else:</text:p>
      <text:p text:style-name="P9"><text:tab/><text:tab/><text:tab/>result.append('1')</text:p>
      <text:p text:style-name="P9"/>
      <text:p text:style-name="P9"><text:tab/>return ''.join(result)</text:p>
      <text:p text:style-name="P9"/>
      <text:p text:style-name="P9"/>
      <text:p text:style-name="P9"># Performs Modulo-2 division</text:p>
      <text:p text:style-name="P9">def mod2div(divident, divisor):</text:p>
      <text:p text:style-name="P9"/>
      <text:p text:style-name="P9"><text:tab/># Number of bits to be XORed at a time.</text:p>
      <text:p text:style-name="P9"><text:tab/>pick = len(divisor)</text:p>
      <text:p text:style-name="P9"/>
      <text:p text:style-name="P9"><text:tab/># Slicing the divident to appropriate</text:p>
      <text:p text:style-name="P9"><text:tab/># length for particular step</text:p>
      <text:p text:style-name="P9"><text:tab/>tmp = divident[0 : pick]</text:p>
      <text:p text:style-name="P9"/>
      <text:p text:style-name="P9"><text:tab/>while pick &lt; len(divident):</text:p>
      <text:p text:style-name="P9"/>
      <text:p text:style-name="P9"><text:tab/><text:tab/>if tmp[0] == '1':</text:p>
      <text:p text:style-name="P9"/>
      <text:p text:style-name="P9"><text:tab/><text:tab/><text:tab/># replace the divident by the result</text:p>
      <text:p text:style-name="P9"><text:tab/><text:tab/><text:tab/># of XOR and pull 1 bit down</text:p>
      <text:p text:style-name="P9"><text:tab/><text:tab/><text:tab/>tmp = xor(divisor, tmp) + divident[pick]</text:p>
      <text:p text:style-name="P9"/>
      <text:p text:style-name="P9"><text:tab/><text:tab/>else: # If leftmost bit is '0'</text:p>
      <text:p text:style-name="P9"/>
      <text:p text:style-name="P9"><text:tab/><text:tab/><text:tab/># If the leftmost bit of the dividend (or the</text:p>
      <text:p text:style-name="P9"><text:tab/><text:tab/><text:tab/># part used in each step) is 0, the step cannot</text:p>
      <text:p text:style-name="P9"><text:tab/><text:tab/><text:tab/># use the regular divisor; we need to use an</text:p>
      <text:p text:style-name="P9"><text:tab/><text:tab/><text:tab/># all-0s divisor.</text:p>
      <text:p text:style-name="P9"><text:tab/><text:tab/><text:tab/>tmp = xor('0'*pick, tmp) + divident[pick]</text:p>
      <text:p text:style-name="P9"/>
      <text:p text:style-name="P9"><text:tab/><text:tab/># increment pick to move further</text:p>
      <text:p text:style-name="P9"><text:tab/><text:tab/>pick += 1</text:p>
      <text:p text:style-name="P9"/>
      <text:p text:style-name="P9"><text:tab/># For the last n bits, we have to carry it out</text:p>
      <text:p text:style-name="P9"><text:tab/># normally as increased value of pick will cause</text:p>
      <text:p text:style-name="P9"><text:tab/># Index Out of Bounds.</text:p>
      <text:p text:style-name="P9"><text:tab/>if tmp[0] == '1':</text:p>
      <text:p text:style-name="P9"><text:tab/><text:tab/>tmp = xor(divisor, tmp)</text:p>
      <text:p text:style-name="P9"><text:soft-page-break/><text:tab/>else:</text:p>
      <text:p text:style-name="P9"><text:tab/><text:tab/>tmp = xor('0'*pick, tmp)</text:p>
      <text:p text:style-name="P9"/>
      <text:p text:style-name="P9"><text:tab/>checkword = tmp</text:p>
      <text:p text:style-name="P9"><text:tab/>return checkword</text:p>
      <text:p text:style-name="P9"/>
      <text:p text:style-name="P9"># Function used at the sender side to encode</text:p>
      <text:p text:style-name="P9"># data by appending remainder of modular division</text:p>
      <text:p text:style-name="P9"># at the end of data.</text:p>
      <text:p text:style-name="P9">def encodeData(data, key):</text:p>
      <text:p text:style-name="P9"/>
      <text:p text:style-name="P9"><text:tab/>l_key = len(key)</text:p>
      <text:p text:style-name="P9"/>
      <text:p text:style-name="P9"><text:tab/># Appends n-1 zeroes at end of data</text:p>
      <text:p text:style-name="P9"><text:tab/>appended_data = data + '0'*(l_key-1)</text:p>
      <text:p text:style-name="P9"><text:tab/>remainder = mod2div(appended_data, key)</text:p>
      <text:p text:style-name="P9"/>
      <text:p text:style-name="P9"><text:tab/># Append remainder in the original data</text:p>
      <text:p text:style-name="P9"><text:tab/>codeword = data + remainder</text:p>
      <text:p text:style-name="P9"><text:tab/>return codeword</text:p>
      <text:p text:style-name="P9"><text:tab/></text:p>
      <text:p text:style-name="P9"># Create a socket object</text:p>
      <text:p text:style-name="P9">s = socket.socket()<text:tab/></text:p>
      <text:p text:style-name="P9"/>
      <text:p text:style-name="P9"># Define the port on which you want to connect</text:p>
      <text:p text:style-name="P9">port = 12345<text:tab/><text:tab/></text:p>
      <text:p text:style-name="P9"/>
      <text:p text:style-name="P9"># connect to the server on local computer</text:p>
      <text:p text:style-name="P9">s.connect(('192.168.10.124', port))</text:p>
      <text:p text:style-name="P9"/>
      <text:p text:style-name="P9"># Send data to server 'Hello world'</text:p>
      <text:p text:style-name="P9"/>
      <text:p text:style-name="P9">## s.sendall('Hello World')</text:p>
      <text:p text:style-name="P9"/>
      <text:p text:style-name="P9">input_string = input("Enter data you want to send-&gt;")</text:p>
      <text:p text:style-name="P9">#s.sendall(input_string)</text:p>
      <text:p text:style-name="P9">data =(''.join(format(ord(x), 'b') for x in input_string))</text:p>
      <text:p text:style-name="P9">print("Entered data in binary format :",data)</text:p>
      <text:p text:style-name="P9">key = "1001"</text:p>
      <text:p text:style-name="P9"/>
      <text:p text:style-name="P9">ans = encodeData(data,key)</text:p>
      <text:p text:style-name="P9">print("Encoded data to be sent to server in binary format :",ans)</text:p>
      <text:p text:style-name="P9">s.sendto(ans.encode(),('127.0.0.1', 12345))</text:p>
      <text:p text:style-name="P9"/>
      <text:p text:style-name="P9"/>
      <text:p text:style-name="P9"># receive data from the server</text:p>
      <text:p text:style-name="P9">print("Received feedback from server :",s.recv(1024).decode())</text:p>
      <text:p text:style-name="P9"/>
      <text:p text:style-name="P9"># close the connection</text:p>
      <text:p text:style-name="P9">s.close()</text:p>
      <text:p text:style-name="P9">print("Socket successfully created")</text:p>
      <text:p text:style-name="P9"/>
      <text:p text:style-name="P9"><text:soft-page-break/># reserve a port on your computer in our</text:p>
      <text:p text:style-name="P9"># case it is 12345 but it can be anything</text:p>
      <text:p text:style-name="P9">port = 12345</text:p>
      <text:p text:style-name="P9"/>
      <text:p text:style-name="P9">s.bind(('', port))</text:p>
      <text:p text:style-name="P9">print("socket binded to %s" % (port))</text:p>
      <text:p text:style-name="P9"># put the socket into listening mode</text:p>
      <text:p text:style-name="P9">s.listen(5)</text:p>
      <text:p text:style-name="P9">print("socket is listening")</text:p>
      <text:p text:style-name="P9"/>
      <text:p text:style-name="P9"/>
      <text:p text:style-name="P9">while True:</text:p>
      <text:p text:style-name="P9"><text:tab/># Establish connection with client.</text:p>
      <text:p text:style-name="P9"><text:tab/>c, addr = s.accept()</text:p>
      <text:p text:style-name="P9"><text:tab/>print('Got connection from', addr)</text:p>
      <text:p text:style-name="P9"/>
      <text:p text:style-name="P9"><text:tab/># Get data from client</text:p>
      <text:p text:style-name="P9"><text:tab/>data = c.recv(1024)</text:p>
      <text:p text:style-name="P9"/>
      <text:p text:style-name="P9"><text:tab/>print("Received encoded data in binary format :", data.decode())</text:p>
      <text:p text:style-name="P9"/>
      <text:p text:style-name="P9"><text:tab/>if not data:</text:p>
      <text:p text:style-name="P9"><text:tab/><text:tab/>break</text:p>
      <text:p text:style-name="P9"/>
      <text:p text:style-name="P9"><text:tab/>key = "1001"</text:p>
      <text:p text:style-name="P9"/>
      <text:p text:style-name="P9"><text:tab/>ans = decodeData(data, key)</text:p>
      <text:p text:style-name="P9"><text:tab/>print("Remainder after decoding is-&gt;"+ans)</text:p>
      <text:p text:style-name="P9"/>
      <text:p text:style-name="P9"><text:tab/># If remainder is all zeros then no error occurred</text:p>
      <text:p text:style-name="P9"><text:tab/>temp = "0" * (len(key) - 1)</text:p>
      <text:p text:style-name="P9"><text:tab/>if ans == temp:</text:p>
      <text:p text:style-name="P9"><text:tab/><text:tab/>c.sendto(("THANK you Data -&gt;"+data.decode() +</text:p>
      <text:p text:style-name="P9"><text:tab/><text:tab/><text:tab/><text:tab/>" Received No error FOUND").encode(), ('127.0.0.1', 12345))</text:p>
      <text:p text:style-name="P9"><text:tab/>else:</text:p>
      <text:p text:style-name="P9"><text:tab/><text:tab/>c.sendto(("Error in data").encode(), ('127.0.0.1', 12345))</text:p>
      <text:p text:style-name="P9"/>
      <text:p text:style-name="P9"><text:tab/>c.close()</text:p>
      <text:p text:style-name="P9"/>
      <text:p text:style-name="P2"/>
      <text:p text:style-name="P2">Client</text:p>
      <text:p text:style-name="P2"/>
      <text:p text:style-name="P2"/>
      <text:p text:style-name="P9"># Import socket module</text:p>
      <text:p text:style-name="P9">import socket<text:tab/><text:tab/></text:p>
      <text:p text:style-name="P9"/>
      <text:p text:style-name="P9">def xor(a, b):</text:p>
      <text:p text:style-name="P9"/>
      <text:p text:style-name="P9"><text:tab/># initialize result</text:p>
      <text:p text:style-name="P9"><text:tab/>result = []</text:p>
      <text:p text:style-name="P9"/>
      <text:p text:style-name="P9"><text:tab/># Traverse all bits, if bits are</text:p>
      <text:p text:style-name="P9"><text:soft-page-break/><text:tab/># same, then XOR is 0, else 1</text:p>
      <text:p text:style-name="P9"><text:tab/>for i in range(1, len(b)):</text:p>
      <text:p text:style-name="P9"><text:tab/><text:tab/>if a[i] == b[i]:</text:p>
      <text:p text:style-name="P9"><text:tab/><text:tab/><text:tab/>result.append('0')</text:p>
      <text:p text:style-name="P9"><text:tab/><text:tab/>else:</text:p>
      <text:p text:style-name="P9"><text:tab/><text:tab/><text:tab/>result.append('1')</text:p>
      <text:p text:style-name="P9"/>
      <text:p text:style-name="P9"><text:tab/>return ''.join(result)</text:p>
      <text:p text:style-name="P9"/>
      <text:p text:style-name="P9"/>
      <text:p text:style-name="P9"># Performs Modulo-2 division</text:p>
      <text:p text:style-name="P9">def mod2div(divident, divisor):</text:p>
      <text:p text:style-name="P9"/>
      <text:p text:style-name="P9"><text:tab/># Number of bits to be XORed at a time.</text:p>
      <text:p text:style-name="P9"><text:tab/>pick = len(divisor)</text:p>
      <text:p text:style-name="P9"/>
      <text:p text:style-name="P9"><text:tab/># Slicing the divident to appropriate</text:p>
      <text:p text:style-name="P9"><text:tab/># length for particular step</text:p>
      <text:p text:style-name="P9"><text:tab/>tmp = divident[0 : pick]</text:p>
      <text:p text:style-name="P9"/>
      <text:p text:style-name="P9"><text:tab/>while pick &lt; len(divident):</text:p>
      <text:p text:style-name="P9"/>
      <text:p text:style-name="P9"><text:tab/><text:tab/>if tmp[0] == '1':</text:p>
      <text:p text:style-name="P9"/>
      <text:p text:style-name="P9"><text:tab/><text:tab/><text:tab/># replace the divident by the result</text:p>
      <text:p text:style-name="P9"><text:tab/><text:tab/><text:tab/># of XOR and pull 1 bit down</text:p>
      <text:p text:style-name="P9"><text:tab/><text:tab/><text:tab/>tmp = xor(divisor, tmp) + divident[pick]</text:p>
      <text:p text:style-name="P9"/>
      <text:p text:style-name="P9"><text:tab/><text:tab/>else: # If leftmost bit is '0'</text:p>
      <text:p text:style-name="P9"/>
      <text:p text:style-name="P9"><text:tab/><text:tab/><text:tab/># If the leftmost bit of the dividend (or the</text:p>
      <text:p text:style-name="P9"><text:tab/><text:tab/><text:tab/># part used in each step) is 0, the step cannot</text:p>
      <text:p text:style-name="P9"><text:tab/><text:tab/><text:tab/># use the regular divisor; we need to use an</text:p>
      <text:p text:style-name="P9"><text:tab/><text:tab/><text:tab/># all-0s divisor.</text:p>
      <text:p text:style-name="P9"><text:tab/><text:tab/><text:tab/>tmp = xor('0'*pick, tmp) + divident[pick]</text:p>
      <text:p text:style-name="P9"/>
      <text:p text:style-name="P9"><text:tab/><text:tab/># increment pick to move further</text:p>
      <text:p text:style-name="P9"><text:tab/><text:tab/>pick += 1</text:p>
      <text:p text:style-name="P9"/>
      <text:p text:style-name="P9"><text:tab/># For the last n bits, we have to carry it out</text:p>
      <text:p text:style-name="P9"><text:tab/># normally as increased value of pick will cause</text:p>
      <text:p text:style-name="P9"><text:tab/># Index Out of Bounds.</text:p>
      <text:p text:style-name="P9"><text:tab/>if tmp[0] == '1':</text:p>
      <text:p text:style-name="P9"><text:tab/><text:tab/>tmp = xor(divisor, tmp)</text:p>
      <text:p text:style-name="P9"><text:tab/>else:</text:p>
      <text:p text:style-name="P9"><text:tab/><text:tab/>tmp = xor('0'*pick, tmp)</text:p>
      <text:p text:style-name="P9"/>
      <text:p text:style-name="P9"><text:tab/>checkword = tmp</text:p>
      <text:p text:style-name="P9"><text:tab/>return checkword</text:p>
      <text:p text:style-name="P9"/>
      <text:p text:style-name="P9"># Function used at the sender side to encode</text:p>
      <text:p text:style-name="P9"># data by appending remainder of modular division</text:p>
      <text:p text:style-name="P9"><text:soft-page-break/># at the end of data.</text:p>
      <text:p text:style-name="P9">def encodeData(data, key):</text:p>
      <text:p text:style-name="P9"/>
      <text:p text:style-name="P9"><text:tab/>l_key = len(key)</text:p>
      <text:p text:style-name="P9"/>
      <text:p text:style-name="P9"><text:tab/># Appends n-1 zeroes at end of data</text:p>
      <text:p text:style-name="P9"><text:tab/>appended_data = data + '0'*(l_key-1)</text:p>
      <text:p text:style-name="P9"><text:tab/>remainder = mod2div(appended_data, key)</text:p>
      <text:p text:style-name="P9"/>
      <text:p text:style-name="P9"><text:tab/># Append remainder in the original data</text:p>
      <text:p text:style-name="P9"><text:tab/>codeword = data + remainder</text:p>
      <text:p text:style-name="P9"><text:tab/>return codeword</text:p>
      <text:p text:style-name="P9"><text:tab/></text:p>
      <text:p text:style-name="P9"># Create a socket object</text:p>
      <text:p text:style-name="P9">s = socket.socket()<text:tab/></text:p>
      <text:p text:style-name="P9"/>
      <text:p text:style-name="P9"># Define the port on which you want to connect</text:p>
      <text:p text:style-name="P9">port = 12345<text:tab/><text:tab/></text:p>
      <text:p text:style-name="P9"/>
      <text:p text:style-name="P9"># connect to the server on local computer</text:p>
      <text:p text:style-name="P9">s.connect(('192.168.10.124', port))</text:p>
      <text:p text:style-name="P9"/>
      <text:p text:style-name="P9"># Send data to server 'Hello world'</text:p>
      <text:p text:style-name="P9"/>
      <text:p text:style-name="P9">## s.sendall('Hello World')</text:p>
      <text:p text:style-name="P9"/>
      <text:p text:style-name="P9">input_string = input("Enter data you want to send-&gt;")</text:p>
      <text:p text:style-name="P9">#s.sendall(input_string)</text:p>
      <text:p text:style-name="P9">data =(''.join(format(ord(x), 'b') for x in input_string))</text:p>
      <text:p text:style-name="P9">print("Entered data in binary format :",data)</text:p>
      <text:p text:style-name="P9">key = "1001"</text:p>
      <text:p text:style-name="P9">Socket successfully created</text:p>
      <text:p text:style-name="P9">socket binded to 12345</text:p>
      <text:p text:style-name="P9">socket is listening</text:p>
      <text:p text:style-name="P9">Got connection from ('192.168.10.124', 50230)</text:p>
      <text:p text:style-name="P9">Received encoded data in binary format : 11010001100101110110011011001101111010</text:p>
      <text:p text:style-name="P9">Remainder after decoding is-&gt;000</text:p>
      <text:p text:style-name="P9">ans = encodeData(data,key)</text:p>
      <text:p text:style-name="P9">print("Encoded data to be sent to server in binary format :",ans)</text:p>
      <text:p text:style-name="P9">s.sendto(ans.encode(),('127.0.0.1', 12345))</text:p>
      <text:p text:style-name="P9"/>
      <text:p text:style-name="P9"/>
      <text:p text:style-name="P9"># receive data from the server</text:p>
      <text:p text:style-name="P9">print("Received feedback from server :",s.recv(1024).decode())</text:p>
      <text:p text:style-name="P9"/>
      <text:p text:style-name="P9"># close the connection</text:p>
      <text:p text:style-name="P9">s.close()</text:p>
      <text:p text:style-name="P9"/>
      <text:p text:style-name="P9"/>
      <text:p text:style-name="P9"/>
      <text:p text:style-name="P2">Output</text:p>
      <text:p text:style-name="P9"/>
      <text:p text:style-name="P9"><text:soft-page-break/></text:p>
      <text:p text:style-name="P9">Socket successfully created</text:p>
      <text:p text:style-name="P9">socket binded to 12345</text:p>
      <text:p text:style-name="P9">socket is listening</text:p>
      <text:p text:style-name="P9">Got connection from ('192.168.10.124', 50230)</text:p>
      <text:p text:style-name="P9">Received encoded data in binary format : 11010001100101110110011011001101111010</text:p>
      <text:p text:style-name="P9">Remainder after decoding is-&gt;000</text:p>
      <text:p text:style-name="P9"/>
      <text:p text:style-name="P9">Enter data you want to send-&gt;hello</text:p>
      <text:p text:style-name="P9">Entered data in binary format : 11010001100101110110011011001101111</text:p>
      <text:p text:style-name="P9">Encoded data to be sent to server in binary format : 11010001100101110110011011001101111010</text:p>
      <text:p text:style-name="P9">Received feedback from server : THANK you Data -&gt;1010001100101110110011011001101111010 Received No error FOUND</text:p>
      <text:p text:style-name="P9"/>
      <text:p text:style-name="P9"/>
      <text:p text:style-name="P9"/>
      <text:p text:style-name="P9"/>
      <text:p text:style-name="P17">PRGM 6</text:p>
      <text:p text:style-name="P17"/>
      <text:p text:style-name="P13">Server</text:p>
      <text:p text:style-name="P21"># import the socket library</text:p>
      <text:p text:style-name="P21">import socket</text:p>
      <text:p text:style-name="P21"/>
      <text:p text:style-name="P21">def detectError(arr, nr):</text:p>
      <text:p text:style-name="P21"><text:tab/>n = len(arr)</text:p>
      <text:p text:style-name="P21"><text:tab/>res = 0</text:p>
      <text:p text:style-name="P21"/>
      <text:p text:style-name="P21"><text:tab/> </text:p>
      <text:p text:style-name="P21"><text:tab/>for i in range(nr):</text:p>
      <text:p text:style-name="P21"><text:tab/><text:tab/>val = 0</text:p>
      <text:p text:style-name="P21"><text:tab/><text:tab/>for j in range(1, n + 1):</text:p>
      <text:p text:style-name="P21"><text:tab/><text:tab/><text:tab/>if(j &amp; (2**i) == (2**i)):</text:p>
      <text:p text:style-name="P21"><text:tab/><text:tab/><text:tab/><text:tab/>val = val ^ int(arr[-1 * j])</text:p>
      <text:p text:style-name="P21"/>
      <text:p text:style-name="P21"><text:tab/> </text:p>
      <text:p text:style-name="P21"/>
      <text:p text:style-name="P21"><text:tab/><text:tab/>res = res + val*(10**i)</text:p>
      <text:p text:style-name="P21"/>
      <text:p text:style-name="P21"><text:tab/> </text:p>
      <text:p text:style-name="P21"><text:tab/>return int(str(res), 2)</text:p>
      <text:p text:style-name="P21">def calcRedundantBits(m):</text:p>
      <text:p text:style-name="P21"/>
      <text:p text:style-name="P21"><text:tab/> </text:p>
      <text:p text:style-name="P21"><text:tab/>for i in range(m):</text:p>
      <text:p text:style-name="P21"><text:tab/><text:tab/>if(2**i &gt;= m + i + 1):</text:p>
      <text:p text:style-name="P21"><text:tab/><text:tab/><text:tab/>return i</text:p>
      <text:p text:style-name="P21">s = socket.socket()</text:p>
      <text:p text:style-name="P21">print("Socket successfully created")</text:p>
      <text:p text:style-name="P21"/>
      <text:p text:style-name="P21"># reserve a port on your computer in our</text:p>
      <text:p text:style-name="P21"># case it is 12345 but it can be anything</text:p>
      <text:p text:style-name="P21">port = 12345</text:p>
      <text:p text:style-name="P21"><text:soft-page-break/></text:p>
      <text:p text:style-name="P21">s.bind(('', port))</text:p>
      <text:p text:style-name="P21">print("socket binded to %s" % (port))</text:p>
      <text:p text:style-name="P21"># put the socket into listening mode</text:p>
      <text:p text:style-name="P21">s.listen(5)</text:p>
      <text:p text:style-name="P21">print("socket is listening")</text:p>
      <text:p text:style-name="P21"/>
      <text:p text:style-name="P21"/>
      <text:p text:style-name="P21">while True:</text:p>
      <text:p text:style-name="P21"><text:tab/># Establish connection with client.</text:p>
      <text:p text:style-name="P21"><text:tab/>c, addr = s.accept()</text:p>
      <text:p text:style-name="P21"><text:tab/>print('Got connection from', addr)</text:p>
      <text:p text:style-name="P21"/>
      <text:p text:style-name="P21"><text:tab/># Get data from client</text:p>
      <text:p text:style-name="P21"><text:tab/>data = c.recv(1024)</text:p>
      <text:p text:style-name="P21"/>
      <text:p text:style-name="P21"><text:tab/>print("Received data :", data.decode())</text:p>
      <text:p text:style-name="P21"/>
      <text:p text:style-name="P21"><text:tab/>if not data:</text:p>
      <text:p text:style-name="P21"><text:tab/><text:tab/>break</text:p>
      <text:p text:style-name="P21"/>
      <text:p text:style-name="P21"><text:tab/> </text:p>
      <text:p text:style-name="P21"><text:s/></text:p>
      <text:p text:style-name="P21"><text:tab/>arr = '00101001110'</text:p>
      <text:p text:style-name="P21"><text:tab/>m = len(data)</text:p>
      <text:p text:style-name="P21"><text:tab/>r = calcRedundantBits(m)</text:p>
      <text:p text:style-name="P21"><text:tab/>print("Error Data is " + arr)</text:p>
      <text:p text:style-name="P21"><text:tab/>correction = detectError(arr, r)</text:p>
      <text:p text:style-name="P21"><text:tab/>if(correction==0):</text:p>
      <text:p text:style-name="P21"><text:tab/><text:tab/>c.sendto(("No errors found in data :)").encode(), ('192.168.10.121', 12345))</text:p>
      <text:p text:style-name="P21"><text:tab/>else:</text:p>
      <text:p text:style-name="P21"><text:tab/><text:tab/>temp=len(arr)-correction+1</text:p>
      <text:p text:style-name="P21"><text:tab/><text:tab/>st="The position of error is "+str(temp)</text:p>
      <text:p text:style-name="P21"><text:tab/><text:tab/>st=st+" from the left"</text:p>
      <text:p text:style-name="P21"><text:tab/><text:tab/>c.sendto((st).encode(), ('192.168.10.121', 12345))</text:p>
      <text:p text:style-name="P21"/>
      <text:p text:style-name="P21"><text:tab/> </text:p>
      <text:p text:style-name="P21"/>
      <text:p text:style-name="P21"><text:tab/>c.close()</text:p>
      <text:p text:style-name="P17"/>
      <text:p text:style-name="P17"/>
      <text:p text:style-name="P15">Client</text:p>
      <text:p text:style-name="P23"># Import socket module</text:p>
      <text:p text:style-name="P23">import socket<text:tab/><text:tab/></text:p>
      <text:p text:style-name="P23"/>
      <text:p text:style-name="P23">def calcRedundantBits(m):</text:p>
      <text:p text:style-name="P23"/>
      <text:p text:style-name="P23"><text:tab/> </text:p>
      <text:p text:style-name="P23"><text:tab/>for i in range(m):</text:p>
      <text:p text:style-name="P23"><text:tab/><text:tab/>if(2**i &gt;= m + i + 1):</text:p>
      <text:p text:style-name="P23"><text:tab/><text:tab/><text:tab/>return i</text:p>
      <text:p text:style-name="P23"/>
      <text:p text:style-name="P23"><text:soft-page-break/>def posRedundantBits(data, r):</text:p>
      <text:p text:style-name="P23"/>
      <text:p text:style-name="P23"><text:tab/> </text:p>
      <text:p text:style-name="P23"><text:tab/>j = 0</text:p>
      <text:p text:style-name="P23"><text:tab/>k = 1</text:p>
      <text:p text:style-name="P23"><text:tab/>m = len(data)</text:p>
      <text:p text:style-name="P23"><text:tab/>res = ''</text:p>
      <text:p text:style-name="P23"/>
      <text:p text:style-name="P23"><text:tab/> </text:p>
      <text:p text:style-name="P23"><text:tab/>for i in range(1, m + r+1):</text:p>
      <text:p text:style-name="P23"><text:tab/><text:tab/>if(i == 2**j):</text:p>
      <text:p text:style-name="P23"><text:tab/><text:tab/><text:tab/>res = res + '0'</text:p>
      <text:p text:style-name="P23"><text:tab/><text:tab/><text:tab/>j += 1</text:p>
      <text:p text:style-name="P23"><text:tab/><text:tab/>else:</text:p>
      <text:p text:style-name="P23"><text:tab/><text:tab/><text:tab/>res = res + data[-1 * k]</text:p>
      <text:p text:style-name="P23"><text:tab/><text:tab/><text:tab/>k += 1</text:p>
      <text:p text:style-name="P23"/>
      <text:p text:style-name="P23"><text:tab/> </text:p>
      <text:p text:style-name="P23"><text:tab/>return res[::-1]</text:p>
      <text:p text:style-name="P23"/>
      <text:p text:style-name="P23"/>
      <text:p text:style-name="P23">def calcParityBits(arr, r):</text:p>
      <text:p text:style-name="P23"><text:tab/>n = len(arr)</text:p>
      <text:p text:style-name="P23"/>
      <text:p text:style-name="P23"><text:tab/> </text:p>
      <text:p text:style-name="P23"><text:tab/>for i in range(r):</text:p>
      <text:p text:style-name="P23"><text:tab/><text:tab/>val = 0</text:p>
      <text:p text:style-name="P23"><text:tab/><text:tab/>for j in range(1, n + 1):</text:p>
      <text:p text:style-name="P23"/>
      <text:p text:style-name="P23"><text:tab/><text:tab/><text:tab/> </text:p>
      <text:p text:style-name="P23"><text:tab/><text:tab/><text:tab/>if(j &amp; (2**i) == (2**i)):</text:p>
      <text:p text:style-name="P23"><text:tab/><text:tab/><text:tab/><text:tab/>val = val ^ int(arr[-1 * j])</text:p>
      <text:p text:style-name="P23"><text:tab/><text:tab/><text:tab/> </text:p>
      <text:p text:style-name="P23"><text:tab/><text:tab/>arr = arr[:n-(2**i)] + str(val) + arr[n-(2**i)+1:]</text:p>
      <text:p text:style-name="P23"><text:tab/>return arr</text:p>
      <text:p text:style-name="P23"/>
      <text:p text:style-name="P23">s = socket.socket()<text:tab/></text:p>
      <text:p text:style-name="P23"/>
      <text:p text:style-name="P23"># Define the port on which you want to connect</text:p>
      <text:p text:style-name="P23">port = 12345<text:tab/><text:tab/></text:p>
      <text:p text:style-name="P23"/>
      <text:p text:style-name="P23"># connect to the server on local computer</text:p>
      <text:p text:style-name="P23">s.connect(('192.168.10.124', port))</text:p>
      <text:p text:style-name="P23"/>
      <text:p text:style-name="P23"><text:s/></text:p>
      <text:p text:style-name="P23">data = str(input("Enter the data in binary : "))</text:p>
      <text:p text:style-name="P23"/>
      <text:p text:style-name="P23">m = len(data)</text:p>
      <text:p text:style-name="P23">r = calcRedundantBits(m)</text:p>
      <text:p text:style-name="P23"/>
      <text:p text:style-name="P23"><text:s/></text:p>
      <text:p text:style-name="P23">arr = posRedundantBits(data, r)</text:p>
      <text:p text:style-name="P23"><text:soft-page-break/></text:p>
      <text:p text:style-name="P23"><text:s/></text:p>
      <text:p text:style-name="P23">arr = calcParityBits(arr, r)</text:p>
      <text:p text:style-name="P23"><text:s/></text:p>
      <text:p text:style-name="P23"/>
      <text:p text:style-name="P23"><text:s/></text:p>
      <text:p text:style-name="P23">print("Data sent to server :",arr)</text:p>
      <text:p text:style-name="P23">s.sendto(arr.encode(),('192.168.10.121', 12345))</text:p>
      <text:p text:style-name="P23"/>
      <text:p text:style-name="P23"/>
      <text:p text:style-name="P23"># receive data from the server</text:p>
      <text:p text:style-name="P23">print("Received feedback from server :",s.recv(1024).decode())</text:p>
      <text:p text:style-name="P23"/>
      <text:p text:style-name="P23"># close the connection</text:p>
      <text:p text:style-name="P23">s.close()</text:p>
      <text:p text:style-name="P23"/>
      <text:p text:style-name="P23"/>
      <text:p text:style-name="P13">Output</text:p>
      <text:p text:style-name="P21">server</text:p>
      <text:p text:style-name="P21"/>
      <text:p text:style-name="P21">Socket successfully created</text:p>
      <text:p text:style-name="P21">socket binded to 12345</text:p>
      <text:p text:style-name="P21">socket is listening</text:p>
      <text:p text:style-name="P21">Got connection from ('192.168.10.124', 51602)</text:p>
      <text:p text:style-name="P21">Received data : 10100101111</text:p>
      <text:p text:style-name="P21">Error Data is 00101001110</text:p>
      <text:p text:style-name="P21"/>
      <text:p text:style-name="P21">client</text:p>
      <text:p text:style-name="P23">Enter the data in binary : 1010101</text:p>
      <text:p text:style-name="P23">Data sent to server : 10100101111</text:p>
      <text:p text:style-name="P23">Received feedback from server : The position of error is 1 from the left</text:p>
      <text:p text:style-name="P17"/>
      <text:p text:style-name="P18">PRGM 7</text:p>
      <text:p text:style-name="P18"/>
      <text:p text:style-name="P12">Server</text:p>
      <text:p text:style-name="P20">#!/usr/bin/env python3</text:p>
      <text:p text:style-name="P20"/>
      <text:p text:style-name="P20">import itertools </text:p>
      <text:p text:style-name="P20">import sys</text:p>
      <text:p text:style-name="P20"># first of all import the socket library</text:p>
      <text:p text:style-name="P20">import socket<text:tab/><text:tab/><text:tab/></text:p>
      <text:p text:style-name="P20"/>
      <text:p text:style-name="P20"># next create a socket object</text:p>
      <text:p text:style-name="P20">s = socket.socket()<text:tab/><text:tab/></text:p>
      <text:p text:style-name="P20">print ("Socket successfully created")</text:p>
      <text:p text:style-name="P20"/>
      <text:p text:style-name="P20"/>
      <text:p text:style-name="P20">port = 12345<text:tab/><text:tab/><text:tab/></text:p>
      <text:p text:style-name="P20"/>
      <text:p text:style-name="P20">s.bind(('', port))<text:tab/><text:tab/></text:p>
      <text:p text:style-name="P20">print ("socket binded to %s" %(port))</text:p>
      <text:p text:style-name="P20"/>
      <text:p text:style-name="P20"><text:soft-page-break/>s.listen(5)<text:tab/></text:p>
      <text:p text:style-name="P20">print ("socket is listening")<text:tab/><text:tab/></text:p>
      <text:p text:style-name="P20"/>
      <text:p text:style-name="P20"/>
      <text:p text:style-name="P20">c, addr = s.accept()</text:p>
      <text:p text:style-name="P20">print ('Got connection from', addr )</text:p>
      <text:p text:style-name="P20"/>
      <text:p text:style-name="P20"/>
      <text:p text:style-name="P20">def decryptMessage(cipher):</text:p>
      <text:p text:style-name="P20"><text:tab/>msg = ""</text:p>
      <text:p text:style-name="P20"><text:tab/>k_indx = 0</text:p>
      <text:p text:style-name="P20"><text:tab/>msg_indx = 0</text:p>
      <text:p text:style-name="P20"><text:tab/>msg_len = float(len(cipher))</text:p>
      <text:p text:style-name="P20"><text:tab/>msg_lst = list(cipher)</text:p>
      <text:p text:style-name="P20"><text:tab/>col = len(key)</text:p>
      <text:p text:style-name="P20"><text:tab/>row = int(math.ceil(msg_len / col))</text:p>
      <text:p text:style-name="P20"><text:tab/>key_lst = sorted(list(key))</text:p>
      <text:p text:style-name="P20"><text:tab/>dec_cipher = []</text:p>
      <text:p text:style-name="P20"><text:tab/>for _ in range(row):</text:p>
      <text:p text:style-name="P20"><text:tab/><text:tab/>dec_cipher += [[None] * col]</text:p>
      <text:p text:style-name="P20"><text:tab/>for _ in range(col):</text:p>
      <text:p text:style-name="P20"><text:tab/><text:tab/>curr_idx = key.index(key_lst[k_indx])</text:p>
      <text:p text:style-name="P20"><text:tab/><text:tab/>for j in range(row):</text:p>
      <text:p text:style-name="P20"><text:tab/><text:tab/><text:tab/>dec_cipher[j][curr_idx] = msg_lst[msg_indx]</text:p>
      <text:p text:style-name="P20"><text:tab/><text:tab/><text:tab/>msg_indx += 1</text:p>
      <text:p text:style-name="P20"><text:tab/><text:tab/>k_indx += 1</text:p>
      <text:p text:style-name="P20"><text:tab/>try:</text:p>
      <text:p text:style-name="P20"><text:tab/><text:tab/>msg = ''.join(sum(dec_cipher, []))</text:p>
      <text:p text:style-name="P20"><text:tab/>except TypeError:</text:p>
      <text:p text:style-name="P20"><text:tab/><text:tab/>raise TypeError("This program cannot","handle repeating words.")</text:p>
      <text:p text:style-name="P20"><text:tab/>null_count = msg.count('_')</text:p>
      <text:p text:style-name="P20"><text:tab/>if null_count &gt; 0:</text:p>
      <text:p text:style-name="P20"><text:tab/><text:tab/>return msg[: -null_count]</text:p>
      <text:p text:style-name="P20"><text:tab/>return msg</text:p>
      <text:p text:style-name="P20">while True:</text:p>
      <text:p text:style-name="P20"><text:tab/>cipher = c.recv(1024).decode()</text:p>
      <text:p text:style-name="P20"><text:tab/>print("Ciphertext: {}".format(cipher))</text:p>
      <text:p text:style-name="P20"><text:tab/>key= c.recv(1024).decode()</text:p>
      <text:p text:style-name="P20"><text:tab/>plain = decrypt(cipher, key)</text:p>
      <text:p text:style-name="P20"><text:tab/>print("Plaintext: {}".format(plain))</text:p>
      <text:p text:style-name="P20">c.close()</text:p>
      <text:p text:style-name="P20"/>
      <text:p text:style-name="P20"/>
      <text:p text:style-name="P20"/>
      <text:p text:style-name="P20"/>
      <text:p text:style-name="P12">Client</text:p>
      <text:p text:style-name="P20">#!/usr/bin/env python3</text:p>
      <text:p text:style-name="P20"/>
      <text:p text:style-name="P20">import itertools </text:p>
      <text:p text:style-name="P20">import sys</text:p>
      <text:p text:style-name="P20"/>
      <text:p text:style-name="P20"># Import socket module</text:p>
      <text:p text:style-name="P20"><text:soft-page-break/>import socket<text:tab/><text:tab/><text:tab/></text:p>
      <text:p text:style-name="P20"/>
      <text:p text:style-name="P20"># Create a socket object</text:p>
      <text:p text:style-name="P20">s = socket.socket()<text:tab/><text:tab/></text:p>
      <text:p text:style-name="P20"/>
      <text:p text:style-name="P20"># Define the port on which you want to connect</text:p>
      <text:p text:style-name="P20">port = 12345<text:tab/><text:tab/><text:tab/></text:p>
      <text:p text:style-name="P20">connecting = True</text:p>
      <text:p text:style-name="P20"># connect to the server on local computer</text:p>
      <text:p text:style-name="P20">s.connect(('192.168.10.124', port))</text:p>
      <text:p text:style-name="P20"/>
      <text:p text:style-name="P20"><text:tab/></text:p>
      <text:p text:style-name="P20"/>
      <text:p text:style-name="P20">def shift(a, b, reverse=False):</text:p>
      <text:p text:style-name="P20"><text:tab/># a and b are chars</text:p>
      <text:p text:style-name="P20"><text:tab/>x = (ord(a) - ord('a') + ord(b) - ord('a')) % 26 </text:p>
      <text:p text:style-name="P20"><text:tab/>if reverse:</text:p>
      <text:p text:style-name="P20"><text:tab/><text:tab/>x = (ord(a) - ord(b) + 26) %26</text:p>
      <text:p text:style-name="P20"><text:tab/>x +=ord('a')</text:p>
      <text:p text:style-name="P20"><text:tab/>return chr(x)</text:p>
      <text:p text:style-name="P20"/>
      <text:p text:style-name="P20">def encrypt(st, key): </text:p>
      <text:p text:style-name="P20"><text:tab/>output = ""</text:p>
      <text:p text:style-name="P20"><text:tab/>for (a, b) in zip(st, itertools.cycle(key)): </text:p>
      <text:p text:style-name="P20"><text:tab/><text:tab/>upperFlag = False</text:p>
      <text:p text:style-name="P20"><text:tab/><text:tab/>if a.isupper():</text:p>
      <text:p text:style-name="P20"><text:tab/><text:tab/><text:tab/>a = a.lower() </text:p>
      <text:p text:style-name="P20"><text:tab/><text:tab/><text:tab/>upperFlag = True</text:p>
      <text:p text:style-name="P20"><text:tab/><text:tab/>new_char = shift(a, b) </text:p>
      <text:p text:style-name="P20"><text:tab/><text:tab/>if upperFlag:</text:p>
      <text:p text:style-name="P20"><text:tab/><text:tab/><text:tab/>new_char = new_char.upper() </text:p>
      <text:p text:style-name="P20"><text:tab/><text:tab/>output += new_char</text:p>
      <text:p text:style-name="P20"><text:tab/>return output</text:p>
      <text:p text:style-name="P20"/>
      <text:p text:style-name="P20">while(connecting):</text:p>
      <text:p text:style-name="P20"><text:tab/>st = input("Input the string to encrypt: ") </text:p>
      <text:p text:style-name="P20"><text:tab/>key = input("Enter the key: ").lower()</text:p>
      <text:p text:style-name="P20"><text:tab/>if (not st.isalpha() or not key.isalpha()): <text:s/></text:p>
      <text:p text:style-name="P20"><text:tab/><text:tab/>print("Failure")</text:p>
      <text:p text:style-name="P20"><text:tab/><text:tab/>sys.exit(1)</text:p>
      <text:p text:style-name="P20"><text:tab/>ciphertext = encrypt(st, key) </text:p>
      <text:p text:style-name="P20"><text:tab/>print("Ciphertext: {}".format(ciphertext))</text:p>
      <text:p text:style-name="P20"><text:tab/>s.send(ciphertext.encode())</text:p>
      <text:p text:style-name="P20"><text:tab/>s.send(key.encode())</text:p>
      <text:p text:style-name="P20">s.close()</text:p>
      <text:p text:style-name="P20"/>
      <text:p text:style-name="P20"/>
      <text:p text:style-name="P20"/>
      <text:p text:style-name="P12"/>
      <text:p text:style-name="P12">Output</text:p>
      <text:p text:style-name="P20">server</text:p>
      <text:p text:style-name="P20"/>
      <text:p text:style-name="P20"><text:soft-page-break/>Socket successfully created</text:p>
      <text:p text:style-name="P20">socket binded to 12345</text:p>
      <text:p text:style-name="P20">socket is listening</text:p>
      <text:p text:style-name="P20">Got connection from ('192.168.10.124', 57742)</text:p>
      <text:p text:style-name="P20">Ciphertext: uegveq</text:p>
      <text:p text:style-name="P20">Plaintext: kailas</text:p>
      <text:p text:style-name="P20"/>
      <text:p text:style-name="P20">client</text:p>
      <text:p text:style-name="P20">Input the string to encrypt: kailas</text:p>
      <text:p text:style-name="P20">Enter the key: key</text:p>
      <text:p text:style-name="P20">Ciphertext: uegveq</text:p>
      <text:p text:style-name="P20"/>
      <text:p text:style-name="P19">PRGM 8</text:p>
      <text:p text:style-name="P19"/>
      <text:p text:style-name="P14">Server</text:p>
      <text:p text:style-name="P22">#!/usr/bin/env python3</text:p>
      <text:p text:style-name="P22"/>
      <text:p text:style-name="P22">import itertools </text:p>
      <text:p text:style-name="P22">import sys</text:p>
      <text:p text:style-name="P22">import math</text:p>
      <text:p text:style-name="P22"/>
      <text:p text:style-name="P22"># first of all import the socket library</text:p>
      <text:p text:style-name="P22">import socket<text:tab/><text:tab/><text:tab/></text:p>
      <text:p text:style-name="P22"/>
      <text:p text:style-name="P22"># next create a socket object</text:p>
      <text:p text:style-name="P22">s = socket.socket()<text:tab/><text:tab/></text:p>
      <text:p text:style-name="P22">print ("Socket successfully created")</text:p>
      <text:p text:style-name="P22"/>
      <text:p text:style-name="P22"/>
      <text:p text:style-name="P22">port = 12342<text:tab/><text:tab/><text:tab/></text:p>
      <text:p text:style-name="P22"/>
      <text:p text:style-name="P22">s.bind(('', port))<text:tab/><text:tab/></text:p>
      <text:p text:style-name="P22">print ("socket binded to %s" %(port))</text:p>
      <text:p text:style-name="P22"/>
      <text:p text:style-name="P22">s.listen(5)<text:tab/></text:p>
      <text:p text:style-name="P22">print ("socket is listening")<text:tab/><text:tab/></text:p>
      <text:p text:style-name="P22"/>
      <text:p text:style-name="P22"/>
      <text:p text:style-name="P22">c, addr = s.accept()</text:p>
      <text:p text:style-name="P22">print ('Got connection from', addr )</text:p>
      <text:p text:style-name="P22"/>
      <text:p text:style-name="P22"/>
      <text:p text:style-name="P22">def decryptMessage(cipher,key):</text:p>
      <text:p text:style-name="P22"><text:tab/></text:p>
      <text:p text:style-name="P22"><text:tab/>msg = ""</text:p>
      <text:p text:style-name="P22"><text:tab/>k_indx = 0</text:p>
      <text:p text:style-name="P22"><text:tab/>msg_indx = 0</text:p>
      <text:p text:style-name="P22"><text:tab/>msg_len = float(len(cipher))</text:p>
      <text:p text:style-name="P22"><text:tab/>msg_lst = list(cipher)</text:p>
      <text:p text:style-name="P22"><text:tab/>col = len(key)</text:p>
      <text:p text:style-name="P22"><text:tab/>row = int(math.ceil(msg_len / col))</text:p>
      <text:p text:style-name="P22"><text:tab/>key_lst = sorted(list(key))</text:p>
      <text:p text:style-name="P22"><text:soft-page-break/><text:tab/>dec_cipher = []</text:p>
      <text:p text:style-name="P22"><text:tab/>for _ in range(row):</text:p>
      <text:p text:style-name="P22"><text:tab/><text:tab/>dec_cipher += [[None] * col]</text:p>
      <text:p text:style-name="P22"><text:tab/>for _ in range(col):</text:p>
      <text:p text:style-name="P22"><text:tab/><text:tab/>curr_idx = key.index(key_lst[k_indx])</text:p>
      <text:p text:style-name="P22"><text:tab/><text:tab/>for j in range(row):</text:p>
      <text:p text:style-name="P22"><text:tab/><text:tab/><text:tab/>dec_cipher[j][curr_idx] = msg_lst[msg_indx]</text:p>
      <text:p text:style-name="P22"><text:tab/><text:tab/><text:tab/>msg_indx += 1</text:p>
      <text:p text:style-name="P22"><text:tab/><text:tab/>k_indx += 1</text:p>
      <text:p text:style-name="P22"><text:tab/>try:</text:p>
      <text:p text:style-name="P22"><text:tab/><text:tab/>msg = ''.join(sum(dec_cipher, []))</text:p>
      <text:p text:style-name="P22"><text:tab/>except TypeError:</text:p>
      <text:p text:style-name="P22"><text:tab/><text:tab/>raise TypeError("This program cannot","handle repeating words.")</text:p>
      <text:p text:style-name="P22"><text:tab/>null_count = msg.count('_')</text:p>
      <text:p text:style-name="P22"><text:tab/>if null_count &gt; 0:</text:p>
      <text:p text:style-name="P22"><text:tab/><text:tab/>return msg[: -null_count]</text:p>
      <text:p text:style-name="P22"><text:tab/>return msg</text:p>
      <text:p text:style-name="P22"/>
      <text:p text:style-name="P22">while True:</text:p>
      <text:p text:style-name="P22"><text:tab/>cipher = c.recv(1024).decode()</text:p>
      <text:p text:style-name="P22"><text:tab/>key= c.recv(1024).decode()</text:p>
      <text:p text:style-name="P22"><text:tab/>print("Ciphertext: {}".format(cipher))</text:p>
      <text:p text:style-name="P22"><text:tab/>plain = decryptMessage(cipher, key)</text:p>
      <text:p text:style-name="P22"><text:tab/>print("Plaintext: {}".format(plain))</text:p>
      <text:p text:style-name="P22">c.close()</text:p>
      <text:p text:style-name="P22"/>
      <text:p text:style-name="P22"/>
      <text:p text:style-name="P14">Client</text:p>
      <text:p text:style-name="P22">#!/usr/bin/env python3</text:p>
      <text:p text:style-name="P22"/>
      <text:p text:style-name="P22">import itertools </text:p>
      <text:p text:style-name="P22">import sys</text:p>
      <text:p text:style-name="P22">import math</text:p>
      <text:p text:style-name="P22"># Import socket module</text:p>
      <text:p text:style-name="P22">import socket<text:tab/><text:tab/><text:tab/></text:p>
      <text:p text:style-name="P22"/>
      <text:p text:style-name="P22"># Create a socket object</text:p>
      <text:p text:style-name="P22">s = socket.socket()<text:tab/><text:tab/></text:p>
      <text:p text:style-name="P22"/>
      <text:p text:style-name="P22"># Define the port on which you want to connect</text:p>
      <text:p text:style-name="P22">port = 12342<text:tab/><text:tab/><text:tab/></text:p>
      <text:p text:style-name="P22">connecting = True</text:p>
      <text:p text:style-name="P22"># connect to the server on local computer</text:p>
      <text:p text:style-name="P22">s.connect(('192.168.10.124', port))</text:p>
      <text:p text:style-name="P22"/>
      <text:p text:style-name="P22"><text:tab/></text:p>
      <text:p text:style-name="P22"/>
      <text:p text:style-name="P22">def encryptMessage(msg,key):</text:p>
      <text:p text:style-name="P22"><text:tab/>cipher = ""</text:p>
      <text:p text:style-name="P22"><text:tab/>k_indx = 0</text:p>
      <text:p text:style-name="P22"><text:tab/>msg_len = float(len(msg))</text:p>
      <text:p text:style-name="P22"><text:tab/>msg_lst = list(msg)</text:p>
      <text:p text:style-name="P22"><text:soft-page-break/><text:tab/>key_lst = sorted(list(key))</text:p>
      <text:p text:style-name="P22"><text:tab/>col = len(key)</text:p>
      <text:p text:style-name="P22"><text:tab/>row = int(math.ceil(msg_len / col))</text:p>
      <text:p text:style-name="P22"><text:tab/>fill_null = int((row * col) - msg_len)</text:p>
      <text:p text:style-name="P22"><text:tab/>msg_lst.extend('_' * fill_null)</text:p>
      <text:p text:style-name="P22"><text:tab/>matrix = [msg_lst[i: i + col]</text:p>
      <text:p text:style-name="P22"><text:tab/><text:tab/>for i in range(0, len(msg_lst), col)]</text:p>
      <text:p text:style-name="P22"><text:tab/>for _ in range(col):</text:p>
      <text:p text:style-name="P22"><text:tab/><text:tab/>curr_idx = key.index(key_lst[k_indx])</text:p>
      <text:p text:style-name="P22"><text:tab/><text:tab/>cipher += ''.join([row[curr_idx]</text:p>
      <text:p text:style-name="P22"><text:tab/><text:tab/><text:tab/>for row in matrix])</text:p>
      <text:p text:style-name="P22"><text:tab/><text:tab/>k_indx += 1</text:p>
      <text:p text:style-name="P22"><text:tab/>return cipher</text:p>
      <text:p text:style-name="P22"/>
      <text:p text:style-name="P22">while(connecting):</text:p>
      <text:p text:style-name="P22"><text:tab/>st = input("Input the string to encrypt: ") </text:p>
      <text:p text:style-name="P22"><text:tab/>key = input("Enter the key: ").lower()</text:p>
      <text:p text:style-name="P22"><text:tab/>if (not st.isalpha() or not key.isalpha()): <text:s/></text:p>
      <text:p text:style-name="P22"><text:tab/><text:tab/>print("Failure")</text:p>
      <text:p text:style-name="P22"><text:tab/><text:tab/>sys.exit(1)</text:p>
      <text:p text:style-name="P22"><text:tab/>cipher = encryptMessage(st, key) </text:p>
      <text:p text:style-name="P22"><text:tab/>print("Ciphertext: {}".format(cipher))</text:p>
      <text:p text:style-name="P22"><text:tab/>s.send(cipher.encode())</text:p>
      <text:p text:style-name="P22"><text:tab/>s.send(key.encode())</text:p>
      <text:p text:style-name="P22">s.close()</text:p>
      <text:p text:style-name="P22"/>
      <text:p text:style-name="P22"/>
      <text:p text:style-name="P22"/>
      <text:p text:style-name="P14">Output</text:p>
      <text:p text:style-name="P22">server</text:p>
      <text:p text:style-name="P22"/>
      <text:p text:style-name="P22">Socket successfully created</text:p>
      <text:p text:style-name="P22">socket binded to 12342</text:p>
      <text:p text:style-name="P22">socket is listening</text:p>
      <text:p text:style-name="P22">Got connection from ('192.168.10.124', 59260)</text:p>
      <text:p text:style-name="P22">Ciphertext: hloel_</text:p>
      <text:p text:style-name="P22">Plaintext: hello</text:p>
      <text:p text:style-name="P22"/>
      <text:p text:style-name="P22"/>
      <text:p text:style-name="P22">Client</text:p>
      <text:p text:style-name="P22"/>
      <text:p text:style-name="P22">Input the string to encrypt: hello</text:p>
      <text:p text:style-name="P22">Enter the key: hi</text:p>
      <text:p text:style-name="P22">Ciphertext: hloel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6T11:18:49.196422060</meta:creation-date>
    <dc:date>2022-08-23T11:44:07.710393498</dc:date>
    <meta:editing-duration>PT20M2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4" meta:paragraph-count="891" meta:word-count="3638" meta:character-count="23723" meta:non-whitespace-character-count="20036"/>
  </office:meta>
</office:document-meta>
</file>